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automatic-styles>
    <style:style style:name="P1" style:family="paragraph" style:parent-style-name="Standard">
      <style:text-properties style:font-name="arial" fo:font-weight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fo:color="#3465a4" loext:opacity="100%" style:font-name="arial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VII</text:p>
      <text:p text:style-name="P1">Ejercicio 10.</text:p>
      <text:p text:style-name="P2">Es un ejercicio similar al anterior, pero se preguntará al usuario para que introduzca por teclado un nombre de directorio y, una vez creado, o después del mensaje de error, te pregunte si quieres crear otro. Se le responderá “s” o “n”. Si es “s” se volverá a preguntar por otro directorio. Si es “n” terminará el script.</text:p>
      <text:p text:style-name="P2"/>
      <text:p text:style-name="P3">#!/bin/bash<text:line-break/>otro=”s”</text:p>
      <text:p text:style-name="P3"/>
      <text:p text:style-name="P3">while [ $otro = “s” ]; do<text:line-break/> <text:s text:c="2"/>echo –n “Introduce el nombre de un directorio: ”<text:line-break/> <text:s text:c="2"/>read direc<text:line-break/> <text:s text:c="2"/>if [ -d $direc ]; then<text:line-break/> <text:s text:c="5"/>echo “Error $direc ya existe.”<text:line-break/> <text:s text:c="2"/>else<text:line-break/> <text:s text:c="5"/>mkdir $direc<text:line-break/> <text:s text:c="5"/>echo “El directorio $direc se ha creado.”<text:line-break/> <text:s text:c="2"/>fi</text:p>
      <text:p text:style-name="P3"/>
      <text:p text:style-name="P3"><text:s text:c="3"/>echo –n “¿Quieres crear otro directorio (s/n)? ”<text:line-break/> <text:s text:c="2"/>read otro<text:line-break/>done</text:p>
      <text:p text:style-name="P2"/>
      <text:p text:style-name="P1">EJERCICIOS VIII</text:p>
      <text:p text:style-name="P1">Ejercicio 6.</text:p>
      <text:p text:style-name="P2">Crea un script que pida al usuario tres valores enteros y muestre por pantalla el valor máximo y el valor mínimo de ellos o si existen valores iguales entre ellos.</text:p>
      <text:p text:style-name="P2"/>
      <text:p text:style-name="P3">read -p "Introduce el primer número: " x<text:line-break/>read -p "Introduce el segundo número: " y<text:line-break/>read -p "Introduce el tercer número: " z</text:p>
      <text:p text:style-name="P3"/>
      <text:p text:style-name="P3">if [ $x -eq $y ] &amp;&amp; [ $y -eq $z ]; then<text:line-break/> <text:s text:c="2"/>echo "Los tres números son iguales: x=$x, y=$y y x=$x"<text:line-break/>else<text:line-break/> <text:s text:c="2"/>if [ $x -gt $y ] &amp;&amp; [ $y -gt $z ]; then<text:line-break/> <text:s text:c="5"/>echo "El mayor es $x."<text:line-break/> <text:s text:c="2"/>elif [ $y -gt $x ] &amp;&amp; [ $y -gt $z ]; then<text:line-break/> <text:s text:c="5"/>echo "El mayor es $y."<text:line-break/> <text:s text:c="2"/>else<text:line-break/> <text:s text:c="5"/>echo "El mayor es $z."<text:line-break/> <text:s text:c="2"/>fi</text:p>
      <text:p text:style-name="P3"/>
      <text:p text:style-name="P3"><text:s text:c="3"/>if [ $x -lt $y ] &amp;&amp; [ $y -lt $z ]; then<text:line-break/> <text:s text:c="6"/>echo "El menor es $x."<text:line-break/> <text:s text:c="2"/>elif [ $y -lt $x ] &amp;&amp; [ $y -lt $z ]; then<text:line-break/> <text:s text:c="5"/>echo "El menor es $y."<text:line-break/> <text:s text:c="2"/>else<text:line-break/> <text:s text:c="5"/>echo "El menor es $z."<text:line-break/> <text:s text:c="2"/>fi<text:line-break/>fi</text:p>
      <text:p text:style-name="P1"><text:soft-page-break/></text:p>
      <text:p text:style-name="P1">Ejercicio 10.</text:p>
      <text:p text:style-name="P2">Crea un script para calcular el importe de una lista de productos. El usuario indicará al script el precio por unidad del artículo y el número de unidades (preguntará una vez por cada variable) y el programa sacará por pantalla el precio total. También preguntará si se desea salir después de cada artículo.</text:p>
      <text:p text:style-name="P2"/>
      <text:p text:style-name="P3">echo "Lista de la compra. Vamos introduciendo artículos..."<text:line-break/>a=0<text:line-break/>salir=1</text:p>
      <text:p text:style-name="P3"/>
      <text:p text:style-name="P3">while [ $salir -eq 1 ]; do<text:line-break/> <text:s text:c="3"/>let a=a+1<text:line-break/> <text:s text:c="3"/>read -p "Introduce el precio del artículo número $a: " precio<text:line-break/> <text:s text:c="3"/>echo<text:line-break/> <text:s text:c="3"/>read -p "Introduce el número de unidades de $a: " unidades<text:line-break/> <text:s text:c="3"/>let temp=precio*unidades<text:line-break/> <text:s text:c="3"/>let total=total+temp<text:line-break/> <text:s text:c="3"/>read -p "¿Deseas seguir? (1 continuar, 0 salir)" salir<text:line-break/>done<text:line-break/>echo "La lista consta de $a artículos y suman $total euros."</text:p>
      <text:p text:style-name="P2"/>
      <text:p text:style-name="P1">Ejercicio 11.</text:p>
      <text:p text:style-name="P2">Crea un script que calcule la nómina de un trabajador de tu empresa. El trabajador cobra un precio fijo por hora (que será preguntado al usuario) y se le retiene un 11% en concepto de IRPF. El programa debe pedir el nombre del trabajador, las horas trabajadas y el precio por hora. Como salida debe imprimir el sueldo bruto (sin descontar impuestos), la retención (lo que paga a Hacienda) y el sueldo neto (sueldo bruto menos los impuestos).</text:p>
      <text:p text:style-name="P2"/>
      <text:p text:style-name="P3">echo "Vamos a hacer la nómina de un trabajador."<text:line-break/>echo "-----------------------------<text:line-break/>read -p "Introduce el nombre del trabajador: " nombre<text:line-break/>read -p "Introduce el número de horas: " horas<text:line-break/>read -p "Introduce el precio por hora: " precio<text:line-break/>let bruto=horas*precio<text:line-break/>let irpf=(bruto/100)*11<text:line-break/>let neto=bruto-irpf<text:line-break/>echo "-----------------------------<text:line-break/>echo "El sueldo bruto de $nombre es: $bruto euros."<text:line-break/>echo "El IRPF de $nombre es: $irpf euros (equivale al 11% bruto)."<text:line-break/>echo "El sueldo neto de $nombre es: $neto euros."</text:p>
      <text:p text:style-name="P2"/>
      <text:p text:style-name="P1">Ejercicio 12.</text:p>
      <text:p text:style-name="P2">Crea un script que pida un número al usuario y saque por pantalla su tabla de multiplicar.</text:p>
      <text:p text:style-name="P2"/>
      <text:p text:style-name="P3">read -p "Introduce un número entero : " a<text:line-break/>echo "La tabla de multiplicar del $a"<text:line-break/>for i in $(seq 1 1 10); do<text:line-break/> <text:s text:c="2"/>let aux=a*i<text:line-break/> <text:s text:c="2"/>echo "$a x $i = $aux"<text:line-break/>d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9:30:20.256302692</meta:creation-date>
    <dc:date>2024-06-04T19:38:33.560012185</dc:date>
    <meta:editing-duration>PT8M1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614" meta:character-count="3429" meta:non-whitespace-character-count="2700"/>
  </office:meta>
</office:document-meta>
</file>